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e6e6e6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3" style:family="graphic" style:parent-style-name="standard">
      <style:graphic-properties svg:stroke-color="#808080" draw:fill="solid" draw:fill-color="#cccccc" draw:textarea-horizontal-align="left" draw:textarea-vertical-align="top" draw:auto-grow-height="false" fo:padding-top="0.075cm" fo:padding-bottom="0.075cm"/>
    </style:style>
    <style:style style:name="gr4" style:family="graphic" style:parent-style-name="standard">
      <style:graphic-properties svg:stroke-color="#808080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808080" draw:fill="solid" draw:fill-color="#cccccc" draw:textarea-horizontal-align="center" draw:textarea-vertical-align="middle"/>
    </style:style>
    <style:style style:name="gr6" style:family="graphic" style:parent-style-name="standard">
      <style:graphic-properties svg:stroke-color="#808080"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6633" draw:textarea-vertical-align="middle" draw:auto-grow-height="false" fo:min-height="0.749cm" fo:min-width="0.499cm"/>
    </style:style>
    <style:style style:name="gr8" style:family="graphic" style:parent-style-name="standard">
      <style:graphic-properties draw:fill="solid" draw:fill-color="#ccccff" draw:textarea-vertical-align="middle" draw:auto-grow-height="false" fo:min-height="0.749cm" fo:min-width="0.499cm"/>
    </style:style>
    <style:style style:name="gr9" style:family="graphic" style:parent-style-name="standard">
      <style:graphic-properties svg:stroke-width="0.05cm" svg:stroke-color="#ff0000" draw:marker-start="Arrow" draw:marker-start-width="0.225cm" draw:marker-end="Arrow" draw:marker-end-width="0.225cm" draw:textarea-horizontal-align="center" draw:textarea-vertical-align="bottom" fo:padding-top="-0.4cm" fo:padding-bottom="0cm" fo:padding-left="0.274cm" fo:padding-right="0.274cm"/>
    </style:style>
    <style:style style:name="gr1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ff0000" draw:marker-start="Arrow" draw:marker-start-width="0.225cm" draw:marker-end="Arrow" draw:marker-end-width="0.225cm" draw:textarea-horizontal-align="center" draw:textarea-vertical-align="bottom" fo:padding-top="-0.4cm" fo:padding-bottom="0cm" fo:padding-left="0.274cm" fo:padding-right="0.274cm"/>
    </style:style>
    <style:style style:name="gr12" style:family="graphic" style:parent-style-name="standard">
      <style:graphic-properties svg:stroke-width="0.025cm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horizontal-align="left" draw:textarea-vertical-align="top" draw:auto-grow-height="false" fo:padding-top="0.075cm" fo:padding-bottom="0.075cm"/>
    </style:style>
    <style:style style:name="gr1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fill-color="#e6e6e6" draw:textarea-horizontal-align="center" draw:textarea-vertical-align="middle"/>
    </style:style>
    <style:style style:name="gr17" style:family="graphic" style:parent-style-name="standard">
      <style:graphic-properties draw:fill="solid" draw:fill-color="#00ae00" draw:textarea-horizontal-align="left" draw:textarea-vertical-align="top" draw:auto-grow-height="false" fo:padding-top="0.075cm" fo:padding-bottom="0.075cm"/>
    </style:style>
    <style:style style:name="gr18" style:family="graphic" style:parent-style-name="standard">
      <style:graphic-properties draw:stroke="dash" draw:stroke-dash="Ultrafine_20_Dashed" svg:stroke-width="0.025cm" svg:stroke-color="#999999" draw:marker-start="Arrow" draw:marker-start-width="0.187cm" draw:marker-end="Arrow" draw:marker-end-width="0.187cm" draw:textarea-horizontal-align="center" draw:textarea-vertical-align="bottom" fo:padding-top="-0.4cm" fo:padding-bottom="0cm" fo:padding-left="0.262cm" fo:padding-right="0.262cm"/>
    </style:style>
    <style:style style:name="gr19" style:family="graphic" style:parent-style-name="standard">
      <style:graphic-properties svg:stroke-color="#b3b3b3" draw:fill="solid" draw:fill-color="#cccccc" draw:textarea-horizontal-align="left" draw:textarea-vertical-align="top" draw:auto-grow-height="false" fo:padding-top="0.075cm" fo:padding-bottom="0.075cm"/>
    </style:style>
    <style:style style:name="gr20" style:family="graphic" style:parent-style-name="standard">
      <style:graphic-properties draw:fill="solid" draw:fill-color="#e6e6e6" draw:textarea-horizontal-align="left" draw:textarea-vertical-align="bottom" draw:auto-grow-height="false" fo:padding-top="0.025cm" fo:padding-bottom="0.025cm" fo:padding-left="0.05cm" fo:padding-right="0.05cm"/>
    </style:style>
    <style:style style:name="gr21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3" style:family="graphic" style:parent-style-name="objectwithoutfill">
      <style:graphic-properties draw:marker-start="Arrow" draw:marker-start-width="0.15cm" draw:marker-end="Arrow" draw:marker-end-width="0.15cm" draw:fill="none" draw:textarea-horizontal-align="center" draw:textarea-vertical-align="middle"/>
    </style:style>
    <style:style style:name="gr2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5" style:family="graphic" style:parent-style-name="standard">
      <style:graphic-properties draw:stroke="dash" draw:stroke-dash="Fine_20_Dashed_20__28_var_29_" draw:fill="solid" draw:fill-color="#99ccff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/>
    </style:style>
    <style:style style:name="P4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12pt"/>
    </style:style>
    <style:style style:name="P5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8pt" style:font-size-asian="18pt" style:font-size-complex="18pt"/>
    </style:style>
    <style:style style:name="P6" style:family="paragraph">
      <style:paragraph-properties fo:text-align="center"/>
      <style:text-properties fo:color="#b3b3b3" fo:font-family="Arial" style:font-family-generic="swiss" style:font-pitch="variable"/>
    </style:style>
    <style:style style:name="P7" style:family="paragraph">
      <style:paragraph-properties fo:margin-left="0cm" fo:margin-right="0cm" fo:text-align="center" fo:text-indent="0cm"/>
      <style:text-properties fo:color="#b3b3b3" fo:font-family="Arial" style:font-family-generic="swiss" style:font-pitch="variable" fo:font-size="10pt"/>
    </style:style>
    <style:style style:name="P8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family="Arial" style:font-family-generic="swiss" style:font-pitch="variable" fo:font-size="7pt" style:font-size-asian="18pt" style:font-size-complex="18pt"/>
    </style:style>
    <style:style style:name="P10" style:family="paragraph">
      <style:paragraph-properties fo:text-align="center"/>
      <style:text-properties fo:font-family="Arial" style:font-family-generic="swiss" style:font-pitch="variable" fo:font-size="7pt" style:font-size-asian="18pt" style:font-size-complex="18pt"/>
    </style:style>
    <style:style style:name="P1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8pt" style:font-size-asian="18pt" style:font-size-complex="18pt"/>
    </style:style>
    <style:style style:name="P12" style:family="paragraph">
      <style:paragraph-properties fo:text-align="center"/>
      <style:text-properties fo:font-family="Arial" style:font-family-generic="swiss" style:font-pitch="variable"/>
    </style:style>
    <style:style style:name="P1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5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style:font-size-asian="18pt" style:font-size-complex="18pt"/>
    </style:style>
    <style:style style:name="P1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8pt"/>
    </style:style>
    <style:style style:name="P16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2pt"/>
    </style:style>
    <style:style style:name="T3" style:family="text">
      <style:text-properties fo:color="#b3b3b3" fo:font-family="Arial" style:font-family-generic="swiss" style:font-pitch="variable" fo:font-size="12pt"/>
    </style:style>
    <style:style style:name="T4" style:family="text">
      <style:text-properties fo:color="#b3b3b3" fo:font-family="Arial" style:font-family-generic="swiss" style:font-pitch="variable" fo:font-size="8pt" style:font-size-asian="18pt" style:font-size-complex="18pt"/>
    </style:style>
    <style:style style:name="T5" style:family="text">
      <style:text-properties fo:color="#b3b3b3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2pt" style:font-size-asian="18pt" style:font-size-complex="18pt"/>
    </style:style>
    <style:style style:name="T7" style:family="text">
      <style:text-properties fo:font-family="Arial" style:font-family-generic="swiss" style:font-pitch="variable" fo:font-size="7pt" style:font-size-asian="18pt" style:font-size-complex="18pt"/>
    </style:style>
    <style:style style:name="T8" style:family="text">
      <style:text-properties fo:font-family="Arial" style:font-family-generic="swiss" style:font-pitch="variable" fo:font-size="8pt" style:font-size-asian="18pt" style:font-size-complex="18pt"/>
    </style:style>
    <style:style style:name="T9" style:family="text">
      <style:text-properties fo:font-family="Arial" style:font-family-generic="swiss" style:font-pitch="variable" fo:font-size="5pt"/>
    </style:style>
    <style:style style:name="T10" style:family="text">
      <style:text-properties fo:color="#b3b3b3" fo:font-family="Arial" style:font-family-generic="swiss" style:font-pitch="variable" fo:font-size="5pt"/>
    </style:style>
    <style:style style:name="T11" style:family="text">
      <style:text-properties fo:font-family="Arial" style:font-family-generic="swiss" style:font-pitch="variable" fo:font-size="5pt" style:font-size-asian="18pt" style:font-size-complex="18pt"/>
    </style:style>
    <style:style style:name="T12" style:family="text">
      <style:text-properties fo:font-family="Arial" style:font-family-generic="swiss" style:font-pitch="variable" fo:font-size="10pt" style:font-size-asian="18pt" style:font-size-complex="18pt"/>
    </style:style>
    <style:style style:name="T13" style:family="text">
      <style:text-properties fo:font-family="Arial" style:font-family-generic="swiss" style:font-pitch="variable"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112cm" svg:height="0.6cm" svg:x="0.423cm" svg:y="7.623cm">
          <text:p text:style-name="P1"><text:span text:style-name="T1">PCI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2" draw:layer="layout" svg:width="20.112cm" svg:height="9.4cm" svg:x="0.423cm" svg:y="8.623cm" svg:viewBox="0 0 20113 9401" draw:points="8600,9400 8600,2400 0,2400 0,0 8600,0 9200,0 20112,0 20112,9400">
          <text:p text:style-name="P1"><text:span text:style-name="T1">vgsm2</text:span></text:p>
          <text:p text:style-name="P1"><text:span text:style-name="T1">driver</text:span></text:p>
        </draw:polygon>
        <draw:custom-shape draw:style-name="gr2" draw:text-style-name="P3" draw:layer="layout" svg:width="15.512cm" svg:height="6.4cm" svg:x="5.023cm" svg:y="0.423cm">
          <text:p text:style-name="P1"><text:span text:style-name="T2">vGSM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4" draw:layer="layout" svg:width="5.4cm" svg:height="1.6cm" svg:x="5.623cm" svg:y="3.823cm">
            <text:p text:style-name="P1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8.423cm" svg:y="4.6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5.823cm" svg:y="4.6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023cm" svg:y="4.6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9.823cm" svg:y="4.6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6cm" svg:height="1.278cm" svg:x="11.023cm" svg:y="3.345cm" svg:viewBox="0 0 601 1279" draw:points="0,1278 433,1278 433,167 267,0 600,0 433,167">
            <text:p/>
          </draw:polyline>
          <draw:custom-shape draw:style-name="gr3" draw:text-style-name="P4" draw:layer="layout" svg:width="5.4cm" svg:height="1.6cm" svg:x="5.623cm" svg:y="3.823cm">
            <text:p text:style-name="P1"><text:span text:style-name="T3">ME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8.423cm" svg:y="4.6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0.8cm" svg:x="5.823cm" svg:y="4.6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023cm" svg:y="4.6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9.823cm" svg:y="4.6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6cm" svg:height="1.278cm" svg:x="11.023cm" svg:y="3.345cm" svg:viewBox="0 0 601 1279" draw:points="0,1278 433,1278 433,167 267,0 600,0 433,167">
            <text:p/>
          </draw:polyline>
        </draw:g>
        <draw:g>
          <draw:custom-shape draw:style-name="gr3" draw:text-style-name="P4" draw:layer="layout" svg:width="5.4cm" svg:height="1.6cm" svg:x="6.023cm" svg:y="4.223cm">
            <text:p text:style-name="P1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8.823cm" svg:y="5.0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6.223cm" svg:y="5.0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423cm" svg:y="5.0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10.223cm" svg:y="5.0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6cm" svg:height="1.278cm" svg:x="11.423cm" svg:y="3.745cm" svg:viewBox="0 0 601 1279" draw:points="0,1278 433,1278 433,167 267,0 600,0 433,167">
            <text:p/>
          </draw:polyline>
          <draw:custom-shape draw:style-name="gr3" draw:text-style-name="P7" draw:layer="layout" svg:width="5.4cm" svg:height="1.6cm" svg:x="6.023cm" svg:y="4.223cm">
            <text:p text:style-name="P1"><text:span text:style-name="T5">ME2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8.823cm" svg:y="5.0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0.8cm" svg:x="6.223cm" svg:y="5.0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423cm" svg:y="5.0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10.223cm" svg:y="5.0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6cm" svg:height="1.278cm" svg:x="11.423cm" svg:y="3.745cm" svg:viewBox="0 0 601 1279" draw:points="0,1278 433,1278 433,167 267,0 600,0 433,167">
            <text:p/>
          </draw:polyline>
        </draw:g>
        <draw:g>
          <draw:custom-shape draw:style-name="gr3" draw:text-style-name="P4" draw:layer="layout" svg:width="5.4cm" svg:height="1.6cm" svg:x="6.423cm" svg:y="4.623cm">
            <text:p text:style-name="P1"><text:span text:style-name="T3">ME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9.223cm" svg:y="5.4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6.623cm" svg:y="5.4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823cm" svg:y="5.4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10.623cm" svg:y="5.4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6cm" svg:height="1.278cm" svg:x="11.823cm" svg:y="4.145cm" svg:viewBox="0 0 601 1279" draw:points="0,1278 433,1278 433,167 267,0 600,0 433,167">
            <text:p/>
          </draw:polyline>
          <draw:custom-shape draw:style-name="gr3" draw:text-style-name="P4" draw:layer="layout" svg:width="5.4cm" svg:height="1.6cm" svg:x="6.423cm" svg:y="4.623cm">
            <text:p text:style-name="P1"><text:span text:style-name="T3">ME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9.223cm" svg:y="5.423cm">
            <text:p text:style-name="P1"><text:span text:style-name="T4">ASC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0.8cm" svg:x="6.623cm" svg:y="5.423cm">
            <text:p text:style-name="P1"><text:span text:style-name="T4">DAI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2cm" svg:height="0.8cm" svg:x="7.823cm" svg:y="5.423cm">
            <text:p text:style-name="P1"><text:span text:style-name="T4">ASC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cm" svg:height="0.8cm" svg:x="10.623cm" svg:y="5.423cm">
            <text:p text:style-name="P1"><text:span text:style-name="T4">SIM</text:span></text:p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6cm" svg:height="1.278cm" svg:x="11.823cm" svg:y="4.145cm" svg:viewBox="0 0 601 1279" draw:points="0,1278 433,1278 433,167 267,0 600,0 433,167">
            <text:p/>
          </draw:polyline>
        </draw:g>
        <draw:custom-shape draw:style-name="gr7" draw:text-style-name="P8" draw:layer="layout" svg:width="7.6cm" svg:height="3.4cm" svg:x="6.423cm" svg:y="24.023cm">
          <text:p text:style-name="P1"><text:span text:style-name="T6">Asterisk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2" draw:layer="layout" svg:width="8.2cm" svg:height="6.6cm" svg:x="0.423cm" svg:y="11.423cm">
          <text:p text:style-name="P1"><text:span text:style-name="T1">kstream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cm" svg:height="2cm" svg:x="1.823cm" svg:y="13.223cm">
          <text:p text:style-name="P1"><text:span text:style-name="T6">up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9" draw:layer="layout" svg:x1="4.223cm" svg:y1="13.823cm" svg:x2="5.623cm" svg:y2="13.823cm">
          <text:p text:style-name="P1"><text:span text:style-name="T7">up0</text:span></text:p>
        </draw:line>
        <draw:custom-shape draw:style-name="gr8" draw:text-style-name="P8" draw:layer="layout" svg:width="2cm" svg:height="2cm" svg:x="2.023cm" svg:y="13.023cm">
          <text:p text:style-name="P1"><text:span text:style-name="T6">up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8" draw:layer="layout" svg:width="2cm" svg:height="2cm" svg:x="2.223cm" svg:y="12.823cm">
          <text:p text:style-name="P1"><text:span text:style-name="T6">up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2" draw:layer="layout" svg:width="4cm" svg:height="1.2cm" svg:x="1.023cm" svg:y="17.023cm">
          <text:p text:style-name="P1"><text:span text:style-name="T1">/dev/ks/userport_stream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3.223cm" svg:y1="17.023cm" svg:x2="3.223cm" svg:y2="14.823cm">
          <text:p/>
        </draw:line>
        <draw:line draw:style-name="gr12" draw:text-style-name="P10" draw:layer="layout" svg:x1="3.023cm" svg:y1="17.023cm" svg:x2="3.023cm" svg:y2="15.023cm">
          <text:p/>
        </draw:line>
        <draw:line draw:style-name="gr12" draw:text-style-name="P10" draw:layer="layout" svg:x1="2.823cm" svg:y1="17.023cm" svg:x2="2.823cm" svg:y2="15.223cm">
          <text:p/>
        </draw:line>
        <draw:custom-shape draw:style-name="gr10" draw:text-style-name="P2" draw:layer="layout" svg:width="2.6cm" svg:height="1.2cm" svg:x="5.423cm" svg:y="17.023cm">
          <text:p text:style-name="P1"><text:span text:style-name="T1">Netlink</text:span></text:p>
          <text:p text:style-name="P1"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cm" svg:height="1.8cm" svg:x="8.823cm" svg:y="23.223cm">
          <text:p text:style-name="P1"><text:span text:style-name="T1">chan_vgs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8cm" svg:height="1.2cm" svg:x="5.423cm" svg:y="19.023cm">
          <text:p text:style-name="P1"><text:span text:style-name="T1">libkstream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6.823cm" svg:y1="19.023cm" svg:x2="6.823cm" svg:y2="18.223cm">
          <text:p/>
        </draw:line>
        <draw:line draw:style-name="gr12" draw:text-style-name="P10" draw:layer="layout" svg:x1="6.823cm" svg:y1="20.823cm" svg:x2="6.823cm" svg:y2="20.223cm">
          <text:p/>
        </draw:line>
        <draw:polyline draw:style-name="gr11" draw:text-style-name="P9" draw:layer="layout" svg:width="7.772cm" svg:height="2.679cm" draw:transform="rotate (2.47836753783148) translate (7.498cm 25.119cm)" svg:viewBox="0 0 7773 2680" draw:points="0,2152 5678,0 7772,2679">
          <text:p/>
        </draw:polyline>
        <draw:line draw:style-name="gr12" draw:text-style-name="P10" draw:layer="layout" svg:x1="10.823cm" svg:y1="23.223cm" svg:x2="12.023cm" svg:y2="18.223cm">
          <text:p/>
        </draw:line>
        <draw:polyline draw:style-name="gr12" draw:text-style-name="P10" draw:layer="layout" svg:width="6.4cm" svg:height="1.6cm" draw:transform="rotate (1.5707963267946) translate (8.823cm 13.023cm)" svg:viewBox="0 0 6401 1601" draw:points="0,1600 1800,1600 6400,0">
          <text:p/>
        </draw:polyline>
        <draw:g>
          <draw:custom-shape draw:style-name="gr14" draw:text-style-name="P3" draw:layer="layout" svg:width="5.4cm" svg:height="1.6cm" svg:x="6.823cm" svg:y="5.023cm">
            <text:p text:style-name="P1"><text:span text:style-name="T2">ME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.2cm" svg:height="0.8cm" svg:x="9.623cm" svg:y="5.823cm">
            <text:p text:style-name="P1"><text:span text:style-name="T8">ASC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cm" svg:height="0.8cm" svg:x="7.023cm" svg:y="5.823cm">
            <text:p text:style-name="P1"><text:span text:style-name="T8">DAI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.2cm" svg:height="0.8cm" svg:x="8.223cm" svg:y="5.823cm">
            <text:p text:style-name="P1"><text:span text:style-name="T8">ASC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cm" svg:height="0.8cm" svg:x="11.023cm" svg:y="5.823cm">
            <text:p text:style-name="P1"><text:span text:style-name="T8">SIM</text:span></text:p>
            <draw:enhanced-geometry svg:viewBox="0 0 21600 21600" draw:type="rectangle" draw:enhanced-path="M 0 0 L 21600 0 21600 21600 0 21600 0 0 Z N"/>
          </draw:custom-shape>
          <draw:polyline draw:style-name="gr16" draw:text-style-name="P12" draw:layer="layout" svg:width="0.6cm" svg:height="1.278cm" svg:x="12.223cm" svg:y="4.545cm" svg:viewBox="0 0 601 1279" draw:points="0,1278 433,1278 433,167 267,0 600,0 433,167">
            <text:p/>
          </draw:polyline>
          <draw:custom-shape draw:style-name="gr17" draw:text-style-name="P3" draw:layer="layout" svg:width="5.4cm" svg:height="1.6cm" svg:x="6.823cm" svg:y="5.023cm">
            <text:p text:style-name="P1"><text:span text:style-name="T1">ME0</text:span><text:span text:style-name="T2"> </text:span><text:span text:style-name="T9">controlle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.2cm" svg:height="0.8cm" svg:x="9.623cm" svg:y="5.823cm">
            <text:p text:style-name="P1"><text:span text:style-name="T8">ASC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cm" svg:height="0.8cm" svg:x="7.023cm" svg:y="5.823cm">
            <text:p text:style-name="P1"><text:span text:style-name="T8">DAI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.2cm" svg:height="0.8cm" svg:x="8.223cm" svg:y="5.823cm">
            <text:p text:style-name="P1"><text:span text:style-name="T8">ASC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1cm" svg:height="0.8cm" svg:x="11.023cm" svg:y="5.823cm">
            <text:p text:style-name="P1"><text:span text:style-name="T8">SIM</text:span></text:p>
            <draw:enhanced-geometry svg:viewBox="0 0 21600 21600" draw:type="rectangle" draw:enhanced-path="M 0 0 L 21600 0 21600 21600 0 21600 0 0 Z N"/>
          </draw:custom-shape>
          <draw:polyline draw:style-name="gr16" draw:text-style-name="P12" draw:layer="layout" svg:width="0.6cm" svg:height="1.278cm" svg:x="12.223cm" svg:y="4.545cm" svg:viewBox="0 0 601 1279" draw:points="0,1278 433,1278 433,167 267,0 600,0 433,167">
            <text:p/>
          </draw:polyline>
        </draw:g>
        <draw:line draw:style-name="gr18" draw:text-style-name="P10" draw:layer="layout" svg:x1="6.623cm" svg:y1="17.023cm" svg:x2="4.023cm" svg:y2="14.423cm">
          <text:p/>
        </draw:line>
        <draw:line draw:style-name="gr18" draw:text-style-name="P10" draw:layer="layout" svg:x1="7.023cm" svg:y1="17.023cm" svg:x2="6.623cm" svg:y2="14.823cm">
          <text:p/>
        </draw:line>
        <draw:line draw:style-name="gr18" draw:text-style-name="P10" draw:layer="layout" svg:x1="6.423cm" svg:y1="17.023cm" svg:x2="3.223cm" svg:y2="15.823cm">
          <text:p/>
        </draw:line>
        <draw:line draw:style-name="gr18" draw:text-style-name="P10" draw:layer="layout" svg:x1="7.223cm" svg:y1="17.023cm" svg:x2="6.623cm" svg:y2="11.223cm">
          <text:p/>
        </draw:line>
        <draw:line draw:style-name="gr18" draw:text-style-name="P10" draw:layer="layout" svg:x1="6.823cm" svg:y1="17.023cm" svg:x2="4.823cm" svg:y2="13.823cm">
          <text:p/>
        </draw:line>
        <draw:custom-shape draw:style-name="gr19" draw:text-style-name="P4" draw:layer="layout" svg:width="2.8cm" svg:height="1.6cm" svg:x="13.023cm" svg:y="3.823cm">
          <text:p text:style-name="P1"><text:span text:style-name="T3">SIM3</text:span></text:p>
          <text:p text:style-name="P1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8cm" svg:height="1.6cm" svg:x="13.423cm" svg:y="4.223cm">
          <text:p text:style-name="P1"><text:span text:style-name="T3">SIM2</text:span></text:p>
          <text:p text:style-name="P1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8cm" svg:height="1.6cm" svg:x="13.823cm" svg:y="4.623cm">
          <text:p text:style-name="P1"><text:span text:style-name="T3">SIM1</text:span></text:p>
          <text:p text:style-name="P1"><text:span text:style-name="T10">controlle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.8cm" svg:height="1.6cm" svg:x="14.223cm" svg:y="5.023cm">
          <text:p text:style-name="P1"><text:span text:style-name="T1">SIM0</text:span></text:p>
          <text:p text:style-name="P1"><text:span text:style-name="T9">controller</text:span></text:p>
          <draw:enhanced-geometry svg:viewBox="0 0 21600 21600" draw:type="rectangle" draw:enhanced-path="M 0 0 L 21600 0 21600 21600 0 21600 0 0 Z N"/>
        </draw:custom-shape>
        <draw:g>
          <draw:polygon draw:style-name="gr20" draw:text-style-name="P13" draw:layer="layout" svg:width="1.3cm" svg:height="0.884cm" draw:transform="rotate (-1.57079632679579) translate (16.823cm 5.223cm)" svg:viewBox="0 0 1301 885" draw:points="0,884 0,208 208,0 1300,0 1300,884">
            <text:p text:style-name="P1"><text:span text:style-name="T11">SIM 0</text:span></text:p>
          </draw:polygon>
          <draw:custom-shape draw:style-name="gr21" draw:text-style-name="P12" draw:layer="layout" svg:width="0.312cm" svg:height="0.156cm" draw:transform="rotate (-1.57079632679579) translate (16.667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459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251cm 6.107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667cm 5.7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459cm 5.74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0.312cm" svg:height="0.156cm" draw:transform="rotate (-1.57079632679579) translate (16.251cm 5.743cm)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2cm" svg:height="1.2cm" svg:x="12.423cm" svg:y="1.623cm">
          <text:p text:style-name="P1"><text:span text:style-name="T12">SIM</text:span></text:p>
          <text:p text:style-name="P1"><text:span text:style-name="T12">rout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4" draw:layer="layout" svg:width="1.6cm" svg:height="1.6cm" svg:x="5.823cm" svg:y="9.023cm">
          <text:p text:style-name="P1"><text:span text:style-name="T12">me0 DAI</text:span></text:p>
          <text:p text:style-name="P1"><text:span text:style-name="T12">channe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1" draw:text-style-name="P9" draw:layer="layout" svg:x1="7.423cm" svg:y1="6.623cm" svg:x2="6.623cm" svg:y2="9.023cm">
          <text:p/>
        </draw:line>
        <draw:custom-shape draw:style-name="gr8" draw:text-style-name="P8" draw:layer="layout" svg:width="2cm" svg:height="2cm" svg:x="5.623cm" svg:y="12.823cm">
          <text:p text:style-name="P1"><text:span text:style-name="T6">softswitch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9" draw:text-style-name="P9" draw:layer="layout" svg:x1="6.623cm" svg:y1="12.823cm" svg:x2="6.623cm" svg:y2="10.623cm">
          <text:p text:style-name="P1"><text:span text:style-name="T7">me0 tx/rx</text:span></text:p>
        </draw:line>
        <draw:g>
          <draw:custom-shape draw:style-name="gr22" draw:text-style-name="P15" draw:layer="layout" svg:width="2cm" svg:height="1.2cm" svg:x="17.0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7.2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7.4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17.623cm" svg:y="17.023cm">
            <text:p text:style-name="P1"><text:span text:style-name="T13">/dev/vgsm/</text:span></text:p>
            <text:p text:style-name="P1"><text:span text:style-name="T13">card0_sim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5" draw:layer="layout" svg:width="2cm" svg:height="1.2cm" svg:x="14.8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5.0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5.2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15.423cm" svg:y="17.023cm">
            <text:p text:style-name="P1"><text:span text:style-name="T13">/dev/vgsm/</text:span></text:p>
            <text:p text:style-name="P1"><text:span text:style-name="T13">card0_mesim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5" draw:layer="layout" svg:width="2cm" svg:height="1.2cm" svg:x="12.6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2.8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3.0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13.223cm" svg:y="17.023cm">
            <text:p text:style-name="P1"><text:span text:style-name="T13">/dev/vgsm/</text:span></text:p>
            <text:p text:style-name="P1"><text:span text:style-name="T13">card0_mea0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5" draw:layer="layout" svg:width="2cm" svg:height="1.2cm" svg:x="10.423cm" svg:y="16.4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0.623cm" svg:y="16.623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2cm" svg:height="1.2cm" svg:x="10.823cm" svg:y="16.8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2cm" svg:height="1.2cm" svg:x="11.023cm" svg:y="17.023cm">
            <text:p text:style-name="P1"><text:span text:style-name="T13">/dev/vgsm/</text:span></text:p>
            <text:p text:style-name="P1"><text:span text:style-name="T13">card0_me0</text:span></text:p>
            <draw:enhanced-geometry svg:viewBox="0 0 21600 21600" draw:type="rectangle" draw:enhanced-path="M 0 0 L 21600 0 21600 21600 0 21600 0 0 Z N"/>
          </draw:custom-shape>
        </draw:g>
        <draw:polyline draw:style-name="gr12" draw:text-style-name="P10" draw:layer="layout" svg:width="6.4cm" svg:height="6cm" draw:transform="rotate (1.5707963267946) translate (12.223cm 13.023cm)" svg:viewBox="0 0 6401 6001" draw:points="0,0 1800,0 6400,6000">
          <text:p/>
        </draw:polyline>
        <draw:polyline draw:style-name="gr12" draw:text-style-name="P10" draw:layer="layout" svg:width="10.4cm" svg:height="3cm" draw:transform="rotate (1.5707963267946) translate (15.623cm 17.023cm)" svg:viewBox="0 0 10401 3001" draw:points="0,3000 6000,3000 10400,0">
          <text:p/>
        </draw:polyline>
        <draw:polyline draw:style-name="gr12" draw:text-style-name="P10" draw:layer="layout" svg:width="10.4cm" svg:height="4.8cm" draw:transform="rotate (1.5707963267946) translate (11.623cm 17.023cm)" svg:viewBox="0 0 10401 4801" draw:points="0,4800 5800,4800 10400,0">
          <text:p/>
        </draw:polyline>
        <draw:polyline draw:style-name="gr12" draw:text-style-name="P10" draw:layer="layout" svg:width="10.4cm" svg:height="4cm" draw:transform="rotate (1.5707963267946) translate (10.223cm 17.023cm)" svg:viewBox="0 0 10401 4001" draw:points="0,4000 5800,4000 10400,0">
          <text:p/>
        </draw:polyline>
        <draw:custom-shape draw:style-name="gr8" draw:text-style-name="P14" draw:layer="layout" svg:width="1.6cm" svg:height="1.6cm" svg:x="9.623cm" svg:y="13.023cm">
          <text:p text:style-name="P1"><text:span text:style-name="T12">UART</text:span></text:p>
          <text:p text:style-name="P1"><text:span text:style-name="T12">dri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4" draw:layer="layout" svg:width="1.6cm" svg:height="1.6cm" svg:x="13.423cm" svg:y="13.023cm">
          <text:p text:style-name="P1"><text:span text:style-name="T12">UART</text:span></text:p>
          <text:p text:style-name="P1"><text:span text:style-name="T12">dri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4" draw:layer="layout" svg:width="1.6cm" svg:height="1.6cm" svg:x="15.623cm" svg:y="13.023cm">
          <text:p text:style-name="P1"><text:span text:style-name="T12">UART</text:span></text:p>
          <text:p text:style-name="P1"><text:span text:style-name="T12">dri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14" draw:layer="layout" svg:width="1.6cm" svg:height="1.6cm" svg:x="17.823cm" svg:y="13.023cm">
          <text:p text:style-name="P1"><text:span text:style-name="T12">UART</text:span></text:p>
          <text:p text:style-name="P1"><text:span text:style-name="T12">driv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2" draw:text-style-name="P10" draw:layer="layout" svg:x1="11.623cm" svg:y1="17.023cm" svg:x2="10.423cm" svg:y2="14.623cm">
          <text:p/>
        </draw:line>
        <draw:custom-shape draw:style-name="gr17" draw:text-style-name="P2" draw:layer="layout" svg:width="1.4cm" svg:height="0.8cm" svg:x="18.823cm" svg:y="0.623cm">
          <text:p text:style-name="P1"><text:span text:style-name="T1">Flash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6cm" svg:height="1.6cm" svg:x="11.423cm" svg:y="13.023cm">
          <text:p text:style-name="P1"><text:span text:style-name="T12">Card</text:span></text:p>
          <text:p text:style-name="P1"><text:span text:style-name="T12">Interfa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2" draw:text-style-name="P10" draw:layer="layout" svg:x1="18.623cm" svg:y1="5.023cm" svg:x2="19.423cm" svg:y2="1.423cm">
          <text:p/>
        </draw:line>
        <draw:line draw:style-name="gr12" draw:text-style-name="P10" draw:layer="layout" svg:x1="12.223cm" svg:y1="17.023cm" svg:x2="12.223cm" svg:y2="14.623cm">
          <text:p/>
        </draw:line>
        <draw:custom-shape draw:style-name="gr17" draw:text-style-name="P2" draw:layer="layout" svg:width="1.4cm" svg:height="0.8cm" svg:x="17.223cm" svg:y="0.623cm">
          <text:p text:style-name="P1"><text:span text:style-name="T1">LEDs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8.223cm" svg:y1="5.023cm" svg:x2="18.223cm" svg:y2="1.423cm">
          <text:p/>
        </draw:line>
        <draw:custom-shape draw:style-name="gr17" draw:text-style-name="P2" draw:layer="layout" svg:width="2.2cm" svg:height="1.6cm" svg:x="17.423cm" svg:y="5.023cm">
          <text:p text:style-name="P1"><text:span text:style-name="T1">Card</text:span></text:p>
          <text:p text:style-name="P1"><text:span text:style-name="T9">controller</text:span></text:p>
          <draw:enhanced-geometry svg:viewBox="0 0 21600 21600" draw:type="rectangle" draw:enhanced-path="M 0 0 L 21600 0 21600 21600 0 21600 0 0 Z N"/>
        </draw:custom-shape>
        <draw:path draw:style-name="gr23" draw:text-style-name="P16" draw:layer="layout" svg:width="2.317cm" svg:height="3.152cm" draw:transform="rotate (-0.785398163398487) translate (12.154cm 1.955cm)" svg:viewBox="0 0 2318 3153" svg:d="m2317 3152c-948-748-3212-1880-1938-3152">
          <text:p/>
        </draw:path>
        <draw:path draw:style-name="gr23" draw:text-style-name="P16" draw:layer="layout" svg:width="3.817cm" svg:height="1.131cm" draw:transform="rotate (-0.785398163398487) translate (14.323cm 1.523cm)" svg:viewBox="0 0 3818 1132" svg:d="m0 990c1273-1273 2263-1414 3817 141">
          <text:p/>
        </draw:path>
        <draw:path draw:style-name="gr23" draw:text-style-name="P16" draw:layer="layout" svg:width="6.041cm" svg:height="2.492cm" draw:transform="rotate (-0.785398163398487) translate (14.614cm -0.31cm)" svg:viewBox="0 0 6042 2493" svg:d="m241 2492c-1130-1131 1839-4383 5800-990">
          <text:p/>
        </draw:path>
        <draw:custom-shape draw:style-name="gr24" draw:text-style-name="P3" draw:layer="layout" svg:width="3.4cm" svg:height="1.4cm" svg:x="1.623cm" svg:y="23.223cm">
          <text:p text:style-name="P1"><text:span text:style-name="T2">SMS</text:span></text:p>
          <text:p text:style-name="P1"><text:span text:style-name="T2">spool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1.223cm" svg:y1="23.223cm" svg:x2="14.623cm" svg:y2="21.423cm">
          <text:p/>
        </draw:line>
        <draw:custom-shape draw:style-name="gr25" draw:text-style-name="P3" draw:layer="layout" svg:width="3.4cm" svg:height="1.4cm" svg:x="14.623cm" svg:y="20.623cm">
          <text:p text:style-name="P1"><text:span text:style-name="T2">SIM Client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5.023cm" svg:y1="23.823cm" svg:x2="8.823cm" svg:y2="23.823cm">
          <text:p/>
        </draw:line>
        <draw:line draw:style-name="gr12" draw:text-style-name="P10" draw:layer="layout" svg:x1="16.423cm" svg:y1="20.623cm" svg:x2="16.423cm" svg:y2="18.223cm">
          <text:p/>
        </draw:line>
        <draw:custom-shape draw:style-name="gr25" draw:text-style-name="P3" draw:layer="layout" svg:width="3.4cm" svg:height="2.6cm" svg:x="16.023cm" svg:y="23.823cm">
          <text:p text:style-name="P1"><text:span text:style-name="T2">SIM Serv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7.623cm" svg:y1="23.823cm" svg:x2="16.423cm" svg:y2="22.023cm">
          <text:p/>
        </draw:line>
        <draw:line draw:style-name="gr12" draw:text-style-name="P10" draw:layer="layout" svg:x1="18.623cm" svg:y1="23.823cm" svg:x2="18.623cm" svg:y2="18.223cm">
          <text:p/>
        </draw:line>
        <draw:custom-shape draw:style-name="gr13" draw:text-style-name="P2" draw:layer="layout" svg:width="2.8cm" svg:height="1.2cm" svg:x="5.423cm" svg:y="20.823cm">
          <text:p text:style-name="P1"><text:span text:style-name="T1">res_kstreamer</text:span>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0.023cm" svg:y1="23.223cm" svg:x2="6.823cm" svg:y2="22.0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5-17T19:31:52</meta:creation-date>
    <dc:date>2007-05-31T11:51:23</dc:date>
    <dc:language>en-US</dc:language>
    <meta:editing-cycles>10</meta:editing-cycles>
    <meta:editing-duration>P14DT3H17M55S</meta:editing-duration>
    <meta:user-defined meta:name="Info 1"/>
    <meta:user-defined meta:name="Info 2"/>
    <meta:user-defined meta:name="Info 3"/>
    <meta:user-defined meta:name="Info 4"/>
    <meta:document-statistic meta:object-count="144"/>
  </office:meta>
</office:document-meta>
</file>